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51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DejaVu Sans" style:font-name-complex="DejaVu Sans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wrong_answer</text:p>
          </table:table-cell>
          <table:table-cell table:style-name="ce1" office:value-type="string" calcext:value-type="string">
            <text:p>difficult_level</text:p>
          </table:table-cell>
          <table:table-cell table:style-name="ce1" office:value-type="string" calcext:value-type="string">
            <text:p>response_type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if_correct</text:p>
          </table:table-cell>
          <table:table-cell table:style-name="ce1" office:value-type="string" calcext:value-type="string">
            <text:p>if_wro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Qual è lo stato più esteso dell'Africa?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Rep. Democratica del Congo|Sudan|Libia|Kazakhsta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tions_2</text:p>
          </table:table-cell>
          <table:table-cell/>
          <table:table-cell office:value-type="string" calcext:value-type="string">
            <text:p>L’Algeria ha 2 381 740 km^2 contro i 2 345 410 km^2 della RD del Congo e 1 886 068 del Sudan e 1 759 540 della Libia. Il Kazakhstan si trova in Asia e non in Africa</text:p>
          </table:table-cell>
          <table:table-cell table:formula="of:=[.G2]" office:value-type="string" office:string-value="L’Algeria ha 2 381 740 km^2 contro i 2 345 410 km^2 della RD del Congo e 1 886 068 del Sudan e 1 759 540 della Libia. Il Kazakhstan si trova in Asia e non in Africa" calcext:value-type="string">
            <text:p>L’Algeria ha 2 381 740 km^2 contro i 2 345 410 km^2 della RD del Congo e 1 886 068 del Sudan e 1 759 540 della Libia. Il Kazakhstan si trova in Asia e non in Afric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opo la Russia, qual è lo stato più esteso al mondo?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ati Uniti|Cina|Brasile|Austral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tions_3</text:p>
          </table:table-cell>
          <table:table-cell/>
          <table:table-cell office:value-type="string" calcext:value-type="string">
            <text:p>Il Canada ha 9 984 670 Km^2 contro i 9 596 960 della Cina e 9 372 614 degli Stati Uniti. (La Russia invece ne ha: 17 098 242)</text:p>
          </table:table-cell>
          <table:table-cell table:formula="of:=[.G3]" office:value-type="string" office:string-value="Il Canada ha 9 984 670 Km^2 contro i 9 596 960 della Cina e 9 372 614 degli Stati Uniti. (La Russia invece ne ha: 17 098 242)" calcext:value-type="string">
            <text:p>Il Canada ha 9 984 670 Km^2 contro i 9 596 960 della Cina e 9 372 614 degli Stati Uniti. (La Russia invece ne ha: 17 098 242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opo il Po, qual è il fiume più lungo d'Italia?</text:p>
          </table:table-cell>
          <table:table-cell office:value-type="string" calcext:value-type="string">
            <text:p>Adige</text:p>
          </table:table-cell>
          <table:table-cell office:value-type="string" calcext:value-type="string">
            <text:p>Tevere|Adda|Oglio|Piave|Reno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l’Adige ha 410km contro i 405 del Tevere e i 313 dell’Adda (il Po invece ne ha 652)</text:p>
          </table:table-cell>
          <table:table-cell table:formula="of:=[.G4]" office:value-type="string" office:string-value="l’Adige ha 410km contro i 405 del Tevere e i 313 dell’Adda (il Po invece ne ha 652)" calcext:value-type="string">
            <text:p>l’Adige ha 410km contro i 405 del Tevere e i 313 dell’Adda (il Po invece ne ha 652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uale fiume ha la massima portata?</text:p>
          </table:table-cell>
          <table:table-cell office:value-type="string" calcext:value-type="string">
            <text:p>Rio delle Amazzoni</text:p>
          </table:table-cell>
          <table:table-cell office:value-type="string" calcext:value-type="string">
            <text:p>Nilo|Missisipi|Danubio|Rio della Plata|Yangtze (Fiume Azzurro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Il Rio delle Amazzoni ha una portata di 219 000 m^3/s il secondo è il Congo 41800 m^3/s seguito dal Fiume Azzurro con 31 900 m^3/s</text:p>
          </table:table-cell>
          <table:table-cell table:formula="of:=[.G5]" office:value-type="string" office:string-value="Il Rio delle Amazzoni ha una portata di 219 000 m^3/s il secondo è il Congo 41800 m^3/s seguito dal Fiume Azzurro con 31 900 m^3/s" calcext:value-type="string">
            <text:p>Il Rio delle Amazzoni ha una portata di 219 000 m^3/s il secondo è il Congo 41800 m^3/s seguito dal Fiume Azzurro con 31 900 m^3/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ual è la più grande isola della terra?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Nuova Guinea|Inghilterra|Madagascar|Borneo|Sumat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p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Quale dei seguenti paesi non si affaccia sul bacino del Mediterrane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iria|Albania|Tunisia|Monteneg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ptions_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le mare bagna Bari?</text:p>
          </table:table-cell>
          <table:table-cell office:value-type="string" calcext:value-type="string">
            <text:p>Adriatico</text:p>
          </table:table-cell>
          <table:table-cell office:value-type="string" calcext:value-type="string">
            <text:p>Ionio|Ligure|Tirre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p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Qual è il lago più grande d'Italia ?</text:p>
          </table:table-cell>
          <table:table-cell office:value-type="string" calcext:value-type="string">
            <text:p>Lago di Garda</text:p>
          </table:table-cell>
          <table:table-cell office:value-type="string" calcext:value-type="string">
            <text:p>Lago Maggiore|Lago di Bolsena|Lago di Como|Lago Leman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ptions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16:10:25.61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1T16:59:22.625000000</dc:date>
    <meta:generator>LibreOffice/4.2.1.1$Windows_x86 LibreOffice_project/d7dbbd7842e6a58b0f521599204e827654e1fb8b</meta:generator>
    <meta:editing-duration>PT2H41M2S</meta:editing-duration>
    <meta:editing-cycles>70</meta:editing-cycles>
    <meta:document-statistic meta:table-count="1" meta:cell-count="56" meta:object-count="0"/>
  </office:meta>
</office:document-meta>
</file>